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a190c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font-weight="normal" style:font-size-asian="10pt" style:font-weight-asian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font-weight="normal" style:font-size-asian="10pt" style:font-weight-asian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letter-spacing="normal" fo:font-weight="normal" officeooo:paragraph-rsid="00185b33" style:letter-kerning="true" style:font-size-asian="10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5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letter-spacing="normal" fo:font-weight="normal" officeooo:paragraph-rsid="00185b33" style:letter-kerning="false" style:font-size-asian="12pt" style:font-weight-asian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5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letter-spacing="normal" fo:font-weight="normal" officeooo:paragraph-rsid="00185b33" style:letter-kerning="true" style:font-size-asian="8pt" style:font-weight-asian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85b33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85b33"/>
    </style:style>
    <style:style style:name="P15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letter-spacing="normal" fo:font-weight="normal" officeooo:paragraph-rsid="00185b33" style:letter-kerning="false" style:font-size-asian="12pt" style:font-weight-asian="normal"/>
    </style:style>
    <style:style style:name="P16" style:family="paragraph" style:parent-style-name="Standard">
      <style:paragraph-properties fo:margin-left="0cm" fo:margin-right="0.589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7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000000" loext:opacity="100%" style:font-name="TimesNewRomanPSMT" fo:font-size="10pt" style:font-size-asian="10pt"/>
    </style:style>
    <style:style style:name="P18" style:family="paragraph" style:parent-style-name="Standard">
      <style:text-properties officeooo:paragraph-rsid="001b233d"/>
    </style:style>
    <style:style style:name="T1" style:family="text">
      <style:text-properties fo:color="#000000" loext:opacity="100%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loext:opacity="100%" style:font-name="TimesNewRomanPSMT" fo:font-size="12pt" fo:font-weight="normal" style:font-size-asian="12pt" style:font-weight-asian="normal"/>
    </style:style>
    <style:style style:name="T3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loext:opacity="100%" style:font-name="TimesNewRomanPSMT" fo:font-size="8pt" fo:letter-spacing="normal" fo:font-weight="normal" style:letter-kerning="true" style:font-size-asian="8pt" style:font-weight-asian="normal"/>
    </style:style>
    <style:style style:name="T5" style:family="text">
      <style:text-properties fo:color="#000000" loext:opacity="100%" style:font-name="Times New Roman" fo:font-size="12pt" fo:letter-spacing="normal" fo:font-weight="normal" style:letter-kerning="false" style:font-size-asian="12pt" style:font-weight-asian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2">Dichiarazione sostitutiva di certificazione </text:p>
      <text:p text:style-name="P8">(Art. 46 T.U. 28-12-2000 n.445)</text:p>
      <text:p text:style-name="P5"/>
      <text:p text:style-name="P18"><text:span text:style-name="T5">I</text:span><text:span text:style-name="T6">o sottoscritt{%= @oa %} </text:span><text:span text:style-name="T7">{%= @persona.nome %} {%= @persona.cognome %}</text:span><text:span text:style-name="T6">, codice fiscale </text:span><text:span text:style-name="T7">{%= @persona.codice_fiscale %}</text:span><text:span text:style-name="T6">, </text:span></text:p>
      <text:p text:style-name="P18"><text:span text:style-name="T6">nat{%= @oa%} a </text:span><text:span text:style-name="T7">{%= @persona.comune_nascita %}</text:span><text:span text:style-name="T6"> il </text:span><text:span text:style-name="T7">{%= @persona.data_nascita.lformat(:short) %}</text:span><text:span text:style-name="T6">, <text:s/></text:span></text:p>
      <text:p text:style-name="P18"><text:span text:style-name="T2">residente a </text:span><text:span text:style-name="T1">{%=@persona.indirizzo_residenza.comune %}</text:span><text:span text:style-name="T2"> in </text:span><text:span text:style-name="T1">{%= @persona.indirizzo_residenza.to_s %}</text:span><text:span text:style-name="T3">,</text:span></text:p>
      <text:p text:style-name="P5">consapevole delle sanzioni penali, nel caso di dichiarazioni non veritiere, di formazione o uso di atti falsi, richiamate dall'art.76 del D.P.R. 445 del 28 Dicembre 2000</text:p>
      <text:p text:style-name="P2"/>
      <text:p text:style-name="P8">DICHIARO</text:p>
      <text:p text:style-name="P3"/>
      <text:p text:style-name="P16">di essere esente da carichi penali pendenti.</text:p>
      <text:p text:style-name="P1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5"/>
      <text:p text:style-name="P7"/>
      <text:p text:style-name="P4"/>
      <text:p text:style-name="P13"><text:span text:style-name="T3">……………………………, <text:s/></text:span><text:span text:style-name="T6">li <text:s/>{%= @data %}</text:span></text:p>
      <text:p text:style-name="P14"><text:span text:style-name="T3"><text:s text:c="18"/></text:span><text:span text:style-name="T4">(luogo)</text:span></text:p>
      <text:p text:style-name="P10"/>
      <text:p text:style-name="P6"><text:tab/>………………………………</text:p>
      <text:p text:style-name="P9"/>
      <text:p text:style-name="P9"><text:tab/>(firma non autenticata)</text:p>
      <text:p text:style-name="P3"/>
      <text:p text:style-name="P11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0-11-12T20:57:16.519000000</dc:date>
    <meta:editing-duration>PT2M1S</meta:editing-duration>
    <meta:editing-cycles>4</meta:editing-cycles>
    <meta:document-statistic meta:table-count="0" meta:image-count="0" meta:object-count="0" meta:page-count="1" meta:paragraph-count="14" meta:word-count="200" meta:character-count="1461" meta:non-whitespace-character-count="1245"/>
  </office:meta>
</office:document-meta>
</file>